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5" draw:layer="layout" svg:width="4.5cm" svg:height="2cm" svg:x="6.7cm" svg:y="1.4cm">
          <text:p/>
        </draw:rect>
        <draw:rect draw:style-name="gr1" draw:text-style-name="P1" draw:id="id6" draw:layer="layout" svg:width="6.5cm" svg:height="2cm" svg:x="11cm" svg:y="5.3cm">
          <text:p/>
        </draw:rect>
        <draw:rect draw:style-name="gr1" draw:text-style-name="P1" draw:id="id1" draw:layer="layout" svg:width="7cm" svg:height="2cm" svg:x="2cm" svg:y="7cm">
          <text:p/>
        </draw:rect>
        <draw:rect draw:style-name="gr1" draw:text-style-name="P1" draw:id="id4" draw:layer="layout" svg:width="3.5cm" svg:height="1.5cm" svg:x="9cm" svg:y="12.5cm">
          <text:p/>
        </draw:rect>
        <draw:rect draw:style-name="gr1" draw:text-style-name="P1" draw:id="id2" draw:layer="layout" svg:width="3.5cm" svg:height="1.5cm" svg:x="4.8cm" svg:y="12.5cm">
          <text:p/>
        </draw:rect>
        <draw:rect draw:style-name="gr1" draw:text-style-name="P1" draw:id="id3" draw:layer="layout" svg:width="3.5cm" svg:height="1.5cm" svg:x="0.5cm" svg:y="12.5cm">
          <text:p/>
        </draw:rect>
        <draw:rect draw:style-name="gr1" draw:text-style-name="P1" draw:id="id8" draw:layer="layout" svg:width="2.5cm" svg:height="1.5cm" svg:x="16.5cm" svg:y="9.5cm">
          <text:p/>
        </draw:rect>
        <draw:rect draw:style-name="gr1" draw:text-style-name="P1" draw:layer="layout" svg:width="3.5cm" svg:height="1.5cm" svg:x="12.3cm" svg:y="9.5cm">
          <text:p/>
        </draw:rect>
        <draw:rect draw:style-name="gr2" draw:text-style-name="P1" draw:id="id7" draw:layer="layout" svg:width="3.5cm" svg:height="1.5cm" svg:x="8cm" svg:y="9.5cm">
          <text:p text:style-name="P1">Rect</text:p>
        </draw:rect>
        <draw:frame draw:style-name="gr3" draw:text-style-name="P2" draw:layer="layout" svg:width="1.865cm" svg:height="0.962cm" svg:x="8cm" svg:y="1.9cm">
          <draw:text-box>
            <text:p><text:span text:style-name="T1">Type</text:span></text:p>
          </draw:text-box>
        </draw:frame>
        <draw:frame draw:style-name="gr4" draw:text-style-name="P2" draw:layer="layout" svg:width="4.621cm" svg:height="0.962cm" svg:x="3.173cm" svg:y="7.538cm">
          <draw:text-box>
            <text:p><text:span text:style-name="T1">ContainerType</text:span></text:p>
          </draw:text-box>
        </draw:frame>
        <draw:frame draw:style-name="gr4" draw:text-style-name="P2" draw:layer="layout" svg:width="4.409cm" svg:height="0.962cm" svg:x="12.1cm" svg:y="5.8cm">
          <draw:text-box>
            <text:p><text:span text:style-name="T1">GraphicsType</text:span></text:p>
          </draw:text-box>
        </draw:frame>
        <draw:frame draw:style-name="gr4" draw:layer="layout" svg:width="2.373cm" svg:height="0.962cm" svg:x="13.05cm" svg:y="9.8cm">
          <draw:text-box>
            <text:p>Ellipse</text:p>
          </draw:text-box>
        </draw:frame>
        <draw:frame draw:style-name="gr4" draw:layer="layout" svg:width="1.594cm" svg:height="0.962cm" svg:x="9.927cm" svg:y="12.7cm">
          <draw:text-box>
            <text:p>Svg</text:p>
          </draw:text-box>
        </draw:frame>
        <draw:frame draw:style-name="gr4" draw:layer="layout" svg:width="1.632cm" svg:height="0.962cm" svg:x="5.8cm" svg:y="12.7cm">
          <draw:text-box>
            <text:p>Use</text:p>
          </draw:text-box>
        </draw:frame>
        <draw:frame draw:style-name="gr4" draw:layer="layout" svg:width="2.267cm" svg:height="0.962cm" svg:x="1.027cm" svg:y="12.738cm">
          <draw:text-box>
            <text:p>Group</text:p>
          </draw:text-box>
        </draw:frame>
        <draw:frame draw:style-name="gr4" draw:layer="layout" svg:width="1.81cm" svg:height="0.962cm" svg:x="17.05cm" svg:y="9.8cm">
          <draw:text-box>
            <text:p>Path</text:p>
          </draw:text-box>
        </draw:frame>
        <draw:connector draw:style-name="gr5" draw:text-style-name="P1" draw:layer="layout" draw:type="lines" draw:line-skew="1.999cm -0.499cm" svg:x1="5.5cm" svg:y1="9cm" svg:x2="6.55cm" svg:y2="12.5cm" draw:start-shape="id1" draw:end-shape="id2" draw:end-glue-point="0" svg:d="m5500 9000v2500h1050v1000">
          <text:p/>
        </draw:connector>
        <draw:connector draw:style-name="gr5" draw:text-style-name="P1" draw:layer="layout" draw:type="lines" draw:line-skew="1.999cm -0.499cm" svg:x1="5.5cm" svg:y1="9cm" svg:x2="2.25cm" svg:y2="12.5cm" draw:start-shape="id1" draw:start-glue-point="2" draw:end-shape="id3" draw:end-glue-point="0" svg:d="m5500 9000v2500h-3250v1000">
          <text:p/>
        </draw:connector>
        <draw:connector draw:style-name="gr5" draw:text-style-name="P1" draw:layer="layout" draw:type="lines" draw:line-skew="1.999cm -0.499cm" svg:x1="5.5cm" svg:y1="9cm" svg:x2="10.75cm" svg:y2="12.5cm" draw:start-shape="id1" draw:start-glue-point="2" draw:end-shape="id4" draw:end-glue-point="0" svg:d="m5500 9000v2500h5250v1000">
          <text:p/>
        </draw:connector>
        <draw:connector draw:style-name="gr5" draw:text-style-name="P1" draw:layer="layout" draw:type="lines" draw:line-skew="0.599cm -1.999cm" svg:x1="8.95cm" svg:y1="3.4cm" svg:x2="5.5cm" svg:y2="7cm" draw:start-shape="id5" draw:start-glue-point="2" draw:end-shape="id1" draw:end-glue-point="0" svg:d="m8950 3400v1100h-3450v2500">
          <text:p/>
        </draw:connector>
        <draw:connector draw:style-name="gr5" draw:text-style-name="P1" draw:layer="layout" draw:type="lines" draw:line-skew="0.599cm -0.299cm" svg:x1="8.95cm" svg:y1="3.4cm" svg:x2="14.25cm" svg:y2="5.3cm" draw:start-shape="id5" draw:start-glue-point="2" draw:end-shape="id6" draw:end-glue-point="0" svg:d="m8950 3400v1100h5300v800">
          <text:p/>
        </draw:connector>
        <draw:connector draw:style-name="gr5" draw:text-style-name="P1" draw:layer="layout" draw:type="lines" draw:line-skew="0.699cm -0.499cm" svg:x1="14.25cm" svg:y1="7.3cm" svg:x2="9.75cm" svg:y2="9.5cm" draw:start-shape="id6" draw:start-glue-point="2" draw:end-shape="id7" draw:end-glue-point="0" svg:d="m14250 7300v1200h-4500v1000">
          <text:p/>
        </draw:connector>
        <draw:connector draw:style-name="gr5" draw:text-style-name="P1" draw:layer="layout" draw:type="lines" draw:line-skew="0.699cm -0.499cm" svg:x1="14.25cm" svg:y1="7.3cm" svg:x2="17.75cm" svg:y2="9.5cm" draw:start-shape="id6" draw:start-glue-point="2" draw:end-shape="id8" draw:end-glue-point="0" svg:d="m14250 7300v1200h3500v1000">
          <text:p/>
        </draw:connector>
        <draw:line draw:style-name="gr5" draw:text-style-name="P1" draw:layer="layout" svg:x1="14.25cm" svg:y1="8cm" svg:x2="14.25cm" svg:y2="9.5cm">
          <text:p/>
        </draw:line>
        <draw:custom-shape draw:style-name="gr6" draw:text-style-name="P1" draw:layer="layout" svg:width="0.5cm" svg:height="0.5cm" svg:x="5.24cm" svg:y="9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5cm" svg:height="0.5cm" svg:x="14cm" svg:y="7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5cm" svg:height="0.5cm" svg:x="8.7cm" svg:y="3.6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ei Khorev</meta:initial-creator>
    <meta:creation-date>2011-03-05T00:49:05</meta:creation-date>
    <dc:date>2011-03-07T21:31:08</dc:date>
    <dc:creator>Alexei Khorev</dc:creator>
    <meta:editing-duration>PT00H40M40S</meta:editing-duration>
    <meta:editing-cycles>16</meta:editing-cycles>
    <meta:generator>OpenOffice.org/3.2$Unix OpenOffice.org_project/320m18$Build-9502</meta:generator>
    <meta:document-statistic meta:object-count="28"/>
  </office:meta>
</office:document-meta>
</file>